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9000000B3DB627383F7CFEE34.png" manifest:media-type="image/png"/>
  <manifest:file-entry manifest:full-path="Pictures/10000201000003C1000001550AB09EEA8B3A45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6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4571in" draw:z-index="0"><draw:image xlink:href="Pictures/10000201000003C1000001550AB09EEA8B3A4543.png" xlink:type="simple" xlink:show="embed" xlink:actuate="onLoad" loext:mime-type="image/x-vclgraphic"/></draw:frame></text:p>
      <text:p text:style-name="P1"/>
      <text:p text:style-name="P1"><draw:frame draw:style-name="fr2" draw:name="Image2" text:anchor-type="paragraph" svg:width="6.9252in" svg:height="1.3008in" draw:z-index="1"><draw:image xlink:href="Pictures/10000201000003B9000000B3DB627383F7CFEE3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37:48.063495867</meta:creation-date>
    <meta:generator>LibreOffice/6.0.7.3$Linux_X86_64 LibreOffice_project/00m0$Build-3</meta:generator>
    <dc:date>2019-10-16T20:40:06.597955019</dc:date>
    <meta:editing-duration>PT2M19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